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eepSeek-CJK-patch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5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DeepSeek-CJK-patch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no-wrap" fo:padding-top="0.01909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华文宋体" style:font-family-asian="华文宋体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53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8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1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number text:level="1" style:num-format="1" style:num-suffix="." style:num-list-format-name="" text:start-value="3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3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3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3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3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3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3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3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3">
        <style:list-level-properties text:space-before="4in"/>
        <style:text-properties fo:font-size="100%"/>
      </text:list-level-style-number>
    </text:list-style>
    <text:list-style style:name="a923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2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65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64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41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3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93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7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3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1" style:num-suffix="." style:num-list-format-name="" text:start-value="2">
        <style:list-level-properties text:space-before="0in"/>
        <style:text-properties fo:font-size="100%"/>
      </text:list-level-style-number>
      <text:list-level-style-number text:level="2" style:num-format="1" style:num-suffix="." style:num-list-format-name="" text:start-value="2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 text:start-value="2">
        <style:list-level-properties text:space-before="1in"/>
        <style:text-properties fo:font-size="100%"/>
      </text:list-level-style-number>
      <text:list-level-style-number text:level="4" style:num-format="1" style:num-suffix="." style:num-list-format-name="" text:start-value="2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 text:start-value="2">
        <style:list-level-properties text:space-before="2in"/>
        <style:text-properties fo:font-size="100%"/>
      </text:list-level-style-number>
      <text:list-level-style-number text:level="6" style:num-format="1" style:num-suffix="." style:num-list-format-name="" text:start-value="2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 text:start-value="2">
        <style:list-level-properties text:space-before="3in"/>
        <style:text-properties fo:font-size="100%"/>
      </text:list-level-style-number>
      <text:list-level-style-number text:level="8" style:num-format="1" style:num-suffix="." style:num-list-format-name="" text:start-value="2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 text:start-value="2">
        <style:list-level-properties text:space-before="4in"/>
        <style:text-properties fo:font-size="100%"/>
      </text:list-level-style-number>
    </text:list-style>
    <text:list-style style:name="a909">
      <text:list-level-style-number text:level="1" style:num-format="1" style:num-suffix="." style:num-list-format-name="">
        <style:list-level-properties text:space-before="0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size="100%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6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5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redicting housing prices with linear models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0" draw:name="Title 1" svg:x="0.72222in" svg:y="0in" svg:width="11.5in" svg:height="1.44965in" presentation:class="title" presentation:placeholder="false">
          <draw:text-box>
            <text:p text:style-name="a389" text:class-names="" text:cond-style-name=""><text:span text:style-name="a387" text:class-names="">主要步骤</text:span><text:span text:style-name="a388" text:class-names=""/></text:p>
          </draw:text-box>
          <svg:title/>
          <svg:desc/>
        </draw:frame>
        <draw:frame draw:id="id66" presentation:style-name="a451" draw:name="Rectangle 1" svg:x="0.48148in" svg:y="1.24575in" svg:width="10.91318in" svg:height="3.41882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1" text:class-names="">数据预处理与特征工程</text:span><text:span text:style-name="a392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数据探索</text:span><text:span text:style-name="a396" text:class-names="">：</text:span><text:span text:style-name="a397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0" text:class-names="">使用explore_data</text:span><text:span text:style-name="a401" text:class-names="">()</text:span><text:span text:style-name="a402" text:class-names="">函数查看数据形状、缺失值和价格分布</text:span><text:span text:style-name="a403" text:class-names="">，</text:span><text:span text:style-name="a404" text:class-names="">发现训练集有84,133条记录，32个特征</text:span></text:p>
              </text:list-item>
            </text:list>
            <text:list text:style-name="a413">
              <text:list-item>
                <text:p text:style-name="a412" text:class-names="" text:cond-style-name=""><text:span text:style-name="a407" text:class-names="">价格分布右偏</text:span><text:span text:style-name="a408" text:class-names="">，</text:span><text:span text:style-name="a409" text:class-names="">有</text:span><text:span text:style-name="a410" text:class-names="">极端高价房屋</text:span><text:span text:style-name="a411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4" text:class-names="">数据清洗</text:span><text:span text:style-name="a415" text:class-names="">：</text:span><text:span text:style-name="a416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缺失值处理</text:span><text:span text:style-name="a420" text:class-names="">：</text:span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23" text:class-names="">分类变量用</text:span><text:span text:style-name="a424" text:class-names="">“</text:span><text:span text:style-name="a425" text:class-names="">未知</text:span><text:span text:style-name="a426" text:class-names="">”</text:span><text:span text:style-name="a427" text:class-names="">填充</text:span><text:span text:style-name="a428" text:class-names="">，</text:span><text:span text:style-name="a429" text:class-names="">数值</text:span><text:span text:style-name="a430" text:class-names="">变量用中位数填充</text:span><text:span text:style-name="a431" text:class-names=""/></text:p>
                  </text:list-item>
                </text:list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异常值处理</text:span><text:span text:style-name="a435" text:class-names="">：</text:span></text:p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38" text:class-names="">使用IQR方法识别并移除价格异常值</text:span><text:span text:style-name="a439" text:class-names="">，</text:span><text:span text:style-name="a440" text:class-names="">移除42个异常样本(约0.05%</text:span><text:span text:style-name="a441" text:class-names="">)</text:span><text:span text:style-name="a442" text:class-names=""/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/></text:p>
                  </text:list-item>
                </text:list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  <draw:frame draw:id="id67" draw:style-name="a542" draw:name="TextBox 5" svg:x="0.35185in" svg:y="4.02543in" svg:width="12.62963in" svg:height="3.76979in">
          <draw:text-box>
            <text:p text:style-name="a453" text:class-names="" text:cond-style-name=""><text:span text:style-name="a452" text:class-names="">特征提取与转换</text:span></text:p>
            <text:list text:style-name="a457">
              <text:list-item>
                <text:p text:style-name="a456" text:class-names="" text:cond-style-name=""><text:span text:style-name="a454" text:class-names="">数值特征提取</text:span><text:span text:style-name="a455" text:class-names="">：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58" text:class-names="">从</text:span><text:span text:style-name="a459" text:class-names="">“</text:span><text:span text:style-name="a460" text:class-names="">建筑面积</text:span><text:span text:style-name="a461" text:class-names="">”</text:span><text:span text:style-name="a462" text:class-names="">、</text:span><text:span text:style-name="a463" text:class-names="">“</text:span><text:span text:style-name="a464" text:class-names="">套内面积</text:span><text:span text:style-name="a465" text:class-names="">”</text:span><text:span text:style-name="a466" text:class-names="">列提取数字部分，计算</text:span><text:span text:style-name="a467" text:class-names="">“</text:span><text:span text:style-name="a468" text:class-names="">公摊比例</text:span><text:span text:style-name="a469" text:class-names="">” = 1 - (</text:span><text:span text:style-name="a470" text:class-names="">套内面积</text:span><text:span text:style-name="a471" text:class-names="">/</text:span><text:span text:style-name="a472" text:class-names="">建筑面积</text:span><text:span text:style-name="a473" text:class-names="">)</text:span><text:span text:style-name="a474" text:class-names="">，从</text:span><text:span text:style-name="a475" text:class-names="">“</text:span><text:span text:style-name="a476" text:class-names="">房屋户型</text:span><text:span text:style-name="a477" text:class-names="">”</text:span><text:span text:style-name="a478" text:class-names="">提取房间数、厅数、卫数，从</text:span><text:span text:style-name="a479" text:class-names="">“</text:span><text:span text:style-name="a480" text:class-names="">所在楼层</text:span><text:span text:style-name="a481" text:class-names="">”</text:span><text:span text:style-name="a482" text:class-names="">提取总楼层数和高</text:span><text:span text:style-name="a483" text:class-names="">/</text:span><text:span text:style-name="a484" text:class-names="">中</text:span><text:span text:style-name="a485" text:class-names="">/</text:span><text:span text:style-name="a486" text:class-names="">低层标志，从</text:span><text:span text:style-name="a487" text:class-names="">"</text:span><text:span text:style-name="a488" text:class-names="">环线</text:span><text:span text:style-name="a489" text:class-names="">"</text:span><text:span text:style-name="a490" text:class-names="">提取数值</text:span><text:span text:style-name="a491" text:class-names="">(</text:span><text:span text:style-name="a492" text:class-names="">如</text:span><text:span text:style-name="a493" text:class-names="">"3</text:span><text:span text:style-name="a494" text:class-names="">环</text:span><text:span text:style-name="a495" text:class-names="">"→3,"</text:span><text:span text:style-name="a496" text:class-names="">内环</text:span><text:span text:style-name="a497" text:class-names="">"→1,"</text:span><text:span text:style-name="a498" text:class-names="">外环</text:span><text:span text:style-name="a499" text:class-names="">"→10)</text:span></text:p>
                  </text:list-item>
                </text:list>
              </text:list-item>
            </text:list>
            <text:list text:style-name="a505">
              <text:list-item>
                <text:p text:style-name="a504" text:class-names="" text:cond-style-name=""><text:span text:style-name="a502" text:class-names="">分类特征处理</text:span><text:span text:style-name="a503" text:class-names="">：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06" text:class-names="">“</text:span><text:span text:style-name="a507" text:class-names="">装修情况</text:span><text:span text:style-name="a508" text:class-names="">”</text:span><text:span text:style-name="a509" text:class-names="">映射为数值评分</text:span><text:span text:style-name="a510" text:class-names="">(</text:span><text:span text:style-name="a511" text:class-names="">精装修→</text:span><text:span text:style-name="a512" text:class-names="">3,</text:span><text:span text:style-name="a513" text:class-names="">简装修→</text:span><text:span text:style-name="a514" text:class-names="">2,</text:span><text:span text:style-name="a515" text:class-names="">毛坯房→</text:span><text:span text:style-name="a516" text:class-names="">1)</text:span><text:span text:style-name="a517" text:class-names="">，</text:span><text:span text:style-name="a518" text:class-names="">“</text:span><text:span text:style-name="a519" text:class-names="">房屋朝向</text:span><text:span text:style-name="a520" text:class-names="">”</text:span><text:span text:style-name="a521" text:class-names="">分解为朝南、朝北、朝东、朝西和南北通透标志，</text:span><text:span text:style-name="a522" text:class-names="">"</text:span><text:span text:style-name="a523" text:class-names="">配备电梯</text:span><text:span text:style-name="a524" text:class-names="">"</text:span><text:span text:style-name="a525" text:class-names="">转换为二值特征</text:span><text:span text:style-name="a526" text:class-names="">(</text:span><text:span text:style-name="a527" text:class-names="">有→</text:span><text:span text:style-name="a528" text:class-names="">1,</text:span><text:span text:style-name="a529" text:class-names="">无→</text:span><text:span text:style-name="a530" text:class-names="">0)</text:span></text:p>
                  </text:list-item>
                </text:list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合并外部数据</text:span><text:span text:style-name="a534" text:class-names="">：</text:span></text:p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合并小区详细数据，提取容积率、绿化率和建筑年代，合并租金数据，计算平均租金、租金中位数和租售比</text:span></text:p>
                  </text:list-item>
                </text:list>
              </text:list-item>
            </text:list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5" draw:style-name="a543" draw:master-page-name="Master1-Layout2-obj-Title-and-Content" presentation:presentation-page-layout-name="Master1-PPL2" draw:id="Slide-260">
        <draw:frame draw:id="id68" presentation:style-name="a547" draw:name="Title 1" svg:x="0.72222in" svg:y="0in" svg:width="11.5in" svg:height="1.44965in" presentation:class="title" presentation:placeholder="false">
          <draw:text-box>
            <text:p text:style-name="a546" text:class-names="" text:cond-style-name=""><text:span text:style-name="a544" text:class-names="">主要步骤</text:span><text:span text:style-name="a545" text:class-names=""/></text:p>
          </draw:text-box>
          <svg:title/>
          <svg:desc/>
        </draw:frame>
        <draw:frame draw:id="id69" presentation:style-name="a605" draw:name="Rectangle 1" svg:x="0.17869in" svg:y="1.63958in" svg:width="6.51299in" svg:height="4.45439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 </text:span><text:span text:style-name="a549" text:class-names="">模型构建与评估</text:span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3.1<text:s text:c="1"/></text:span><text:span text:style-name="a553" text:class-names="">特征选择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数值特征：建筑面积、房间数、楼层信息、朝向、租金相关等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分类特征：区域、板块、建筑结构、交易权属等</text:span></text:p>
              </text:list-item>
            </text:list>
            <text:list text:style-name="a565">
              <text:list-item>
                <text:p text:style-name="a564" text:class-names="" text:cond-style-name=""><text:span text:style-name="a562" text:class-names="">3.2<text:s text:c="1"/></text:span><text:span text:style-name="a563" text:class-names="">模型管道构建</text:span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预处理管道</text:span><text:span text:style-name="a567" text:class-names="">：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0" text:class-names="">数值特征：中位数填充</text:span><text:span text:style-name="a571" text:class-names="">+</text:span><text:span text:style-name="a572" text:class-names="">标准化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5" text:class-names="">分类特征：众数填充</text:span><text:span text:style-name="a576" text:class-names="">+</text:span><text:span text:style-name="a577" text:class-names="">OneHot</text:span><text:span text:style-name="a578" text:class-names="">编码</text:span></text:p>
                  </text:list-item>
                </text:list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评估的模型</text:span><text:span text:style-name="a582" text:class-names="">：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5" text:class-names="">线性回归</text:span><text:span text:style-name="a586" text:class-names="">(OLS)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89" text:class-names="">Lasso</text:span><text:span text:style-name="a590" text:class-names="">回归</text:span><text:span text:style-name="a591" text:class-names="">(α=0.01)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岭回归</text:span><text:span text:style-name="a595" text:class-names="">(α=10)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8" text:class-names="">弹性网</text:span><text:span text:style-name="a599" text:class-names="">(α=0.01, l1_ratio=0.5)</text:span></text:p>
                  </text:list-item>
                </text:list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  <draw:frame draw:id="id70" draw:style-name="a665" draw:name="TextBox 5" svg:x="6.66667in" svg:y="1.44965in" svg:width="6.7037in" svg:height="4.72065in">
          <draw:text-box>
            <text:p text:style-name="a608" text:class-names="" text:cond-style-name=""><text:span text:style-name="a606" text:class-names="">3.3<text:s text:c="1"/></text:span><text:span text:style-name="a607" text:class-names="">模型优化</text:span></text:p>
            <text:list text:style-name="a612">
              <text:list-item>
                <text:p text:style-name="a611" text:class-names="" text:cond-style-name=""><text:span text:style-name="a609" text:class-names="">超参数调优</text:span><text:span text:style-name="a610" text:class-names="">：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3" text:class-names="">对岭回归进行网格搜索，找到最佳</text:span><text:span text:style-name="a614" text:class-names="">α=100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使用交叉验证评估模型稳定性</text:span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非线性特征增强</text:span><text:span text:style-name="a621" text:class-names="">：</text:span></text:p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4" text:class-names="">添加重要特征的平方项</text:span><text:span text:style-name="a625" text:class-names="">(</text:span><text:span text:style-name="a626" text:class-names="">建筑面积、套内面积等</text:span><text:span text:style-name="a627" text:class-names="">)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0" text:class-names="">添加重要特征间的交互项</text:span><text:span text:style-name="a631" text:class-names="">(</text:span><text:span text:style-name="a632" text:class-names="">如建筑面积</text:span><text:span text:style-name="a633" text:class-names="">×</text:span><text:span text:style-name="a634" text:class-names="">房间数</text:span><text:span text:style-name="a635" text:class-names="">)</text:span></text:p>
                  </text:list-item>
                </text:list>
              </text:list-item>
            </text:list>
            <text:p text:style-name="a639" text:class-names="" text:cond-style-name=""><text:span text:style-name="a638" text:class-names="">最终模型选择</text:span></text:p>
            <text:list text:style-name="a642">
              <text:list-item>
                <text:p text:style-name="a641" text:class-names="" text:cond-style-name=""><text:span text:style-name="a640" text:class-names="">选择带非线性特征的岭回归作为最终模型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原因：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6" text:class-names="">验证集</text:span><text:span text:style-name="a647" text:class-names="">MAE</text:span><text:span text:style-name="a648" text:class-names="">最低</text:span><text:span text:style-name="a649" text:class-names="">(531,600)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2" text:class-names="">虽然交叉验证</text:span><text:span text:style-name="a653" text:class-names="">MAE</text:span><text:span text:style-name="a654" text:class-names="">不是最低，但与其他模型差异不大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岭回归能有效处理多重共线性问题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ext:list-item>
            </text:list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3" draw:style-name="a666" draw:master-page-name="Master1-Layout2-obj-Title-and-Content" presentation:presentation-page-layout-name="Master1-PPL2" draw:id="Slide-258">
        <draw:frame draw:id="id71" presentation:style-name="a670" draw:name="Title 1" svg:x="0.91667in" svg:y="0.39931in" svg:width="11.5in" svg:height="1.44965in" presentation:class="title" presentation:placeholder="false">
          <draw:text-box>
            <text:p text:style-name="a669" text:class-names="" text:cond-style-name=""><text:span text:style-name="a667" text:class-names="">特征提取示例 <text:line-break/></text:span><text:span text:style-name="a668" text:class-names=""/></text:p>
          </draw:text-box>
          <svg:title/>
          <svg:desc/>
        </draw:frame>
        <draw:frame draw:id="id72" presentation:style-name="a734" draw:name="Content Placeholder 2" svg:x="0.82407in" svg:y="1.34259in" svg:width="5.84259in" svg:height="4.61632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1" text:class-names="">#<text:s text:c="1"/></text:span><text:span text:style-name="a672" text:class-names="">处理房屋户型，提取房间数和厅数</text:span></text:p>
              </text:list-item>
            </text:list>
            <text:list text:style-name="a682">
              <text:list-item>
                <text:p text:style-name="a681" text:class-names="" text:cond-style-name=""><text:span text:style-name="a675" text:class-names="">if '</text:span><text:span text:style-name="a676" text:class-names="">房屋户型</text:span><text:span text:style-name="a677" text:class-names="">'<text:s text:c="1"/></text:span><text:span text:style-name="a678" text:class-names="">in<text:s text:c="1"/></text:span><text:span text:style-name="a679" text:class-names="">data.columns</text:span><text:span text:style-name="a680" text:class-names="">:</text:span></text:p>
              </text:list-item>
            </text:list>
            <text:list text:style-name="a698">
              <text:list-item>
                <text:p text:style-name="a697" text:class-names="" text:cond-style-name=""><text:span text:style-name="a683" text:class-names=""><text:s text:c="4"/>data['</text:span><text:span text:style-name="a684" text:class-names="">房间数</text:span><text:span text:style-name="a685" text:class-names="">'] =<text:s text:c="1"/></text:span><text:span text:style-name="a686" text:class-names="">data['</text:span><text:span text:style-name="a687" text:class-names="">房屋户型</text:span><text:span text:style-name="a688" text:class-names="">'].</text:span><text:span text:style-name="a689" text:class-names="">str.extract</text:span><text:span text:style-name="a690" text:class-names="">('(\\d+)</text:span><text:span text:style-name="a691" text:class-names="">室</text:span><text:span text:style-name="a692" text:class-names="">').</text:span><text:span text:style-name="a693" text:class-names="">fillna</text:span><text:span text:style-name="a694" text:class-names="">(0).</text:span><text:span text:style-name="a695" text:class-names="">astype</text:span><text:span text:style-name="a696" text:class-names="">(int)</text:span></text:p>
              </text:list-item>
            </text:list>
            <text:list text:style-name="a714">
              <text:list-item>
                <text:p text:style-name="a713" text:class-names="" text:cond-style-name=""><text:span text:style-name="a699" text:class-names=""><text:s text:c="4"/>data['</text:span><text:span text:style-name="a700" text:class-names="">厅数</text:span><text:span text:style-name="a701" text:class-names="">'] =<text:s text:c="1"/></text:span><text:span text:style-name="a702" text:class-names="">data['</text:span><text:span text:style-name="a703" text:class-names="">房屋户型</text:span><text:span text:style-name="a704" text:class-names="">'].</text:span><text:span text:style-name="a705" text:class-names="">str.extract</text:span><text:span text:style-name="a706" text:class-names="">('(\\d+)</text:span><text:span text:style-name="a707" text:class-names="">厅</text:span><text:span text:style-name="a708" text:class-names="">').</text:span><text:span text:style-name="a709" text:class-names="">fillna</text:span><text:span text:style-name="a710" text:class-names="">(0).</text:span><text:span text:style-name="a711" text:class-names="">astype</text:span><text:span text:style-name="a712" text:class-names="">(int)</text:span></text:p>
              </text:list-item>
            </text:list>
            <text:list text:style-name="a730">
              <text:list-item>
                <text:p text:style-name="a729" text:class-names="" text:cond-style-name=""><text:span text:style-name="a715" text:class-names=""><text:s text:c="4"/>data['</text:span><text:span text:style-name="a716" text:class-names="">卫数</text:span><text:span text:style-name="a717" text:class-names="">'] =<text:s text:c="1"/></text:span><text:span text:style-name="a718" text:class-names="">data['</text:span><text:span text:style-name="a719" text:class-names="">房屋户型</text:span><text:span text:style-name="a720" text:class-names="">'].</text:span><text:span text:style-name="a721" text:class-names="">str.extract</text:span><text:span text:style-name="a722" text:class-names="">('(\\d+)</text:span><text:span text:style-name="a723" text:class-names="">卫</text:span><text:span text:style-name="a724" text:class-names="">').</text:span><text:span text:style-name="a725" text:class-names="">fillna</text:span><text:span text:style-name="a726" text:class-names="">(0).</text:span><text:span text:style-name="a727" text:class-names="">astype</text:span><text:span text:style-name="a728" text:class-names="">(int)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  <draw:custom-shape svg:x="0.91667in" svg:y="2.89645in" svg:width="5.70658in" svg:height="2.2071in" draw:id="id73" draw:style-name="a771" draw:name="Rectangle 1">
          <svg:title/>
          <svg:desc/>
          <text:p text:style-name="a737" text:class-names="" text:cond-style-name=""><text:span text:style-name="a735" text:class-names="">技术细节</text:span><text:span text:style-name="a736" text:class-names=""/></text:p>
          <text:list text:style-name="a741">
            <text:list-item>
              <text:p text:style-name="a740" text:class-names="" text:cond-style-name=""><text:span text:style-name="a738" text:class-names="">正则表达式提取</text:span><text:span text:style-name="a739" text:class-names="">：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2" text:class-names="">(\\d+) </text:span><text:span text:style-name="a743" text:class-names="">匹配一个或多个数字</text:span><text:span text:style-name="a744" text:class-names=""/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7" text:class-names="">室/厅/卫 </text:span><text:span text:style-name="a748" text:class-names="">匹配具体的中文字符</text:span><text:span text:style-name="a749" text:class-names=""/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p text:style-name="a753" text:class-names="" text:cond-style-name=""><text:span text:style-name="a752" text:class-names="">例如："3室" → 提取"3"</text:span></text:p>
                </text:list-item>
              </text:list>
            </text:list-item>
          </text:list>
          <text:list text:style-name="a758">
            <text:list-item>
              <text:p text:style-name="a757" text:class-names="" text:cond-style-name=""><text:span text:style-name="a755" text:class-names="">缺失值处理</text:span><text:span text:style-name="a756" text:class-names="">：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59" text:class-names="">fillna</text:span><text:span text:style-name="a760" text:class-names="">(0) </text:span><text:span text:style-name="a761" text:class-names="">处理没有匹配到的情况</text:span><text:span text:style-name="a762" text:class-names="">(如只有"2室"没有厅卫信息)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5" text:class-names="">转换为整数类型astype</text:span><text:span text:style-name="a766" text:class-names="">(int)</text:span></text:p>
                </text:list-item>
              </text:list>
            </text:list-item>
          </text:list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858" draw:name="TextBox 4" svg:x="6.84259in" svg:y="1.19444in" svg:width="6.2037in" svg:height="1.91855in">
          <draw:text-box>
            <text:p text:style-name="a778" text:class-names="" text:cond-style-name=""><text:span text:style-name="a772" text:class-names="">if '</text:span><text:span text:style-name="a773" text:class-names="">所在楼层</text:span><text:span text:style-name="a774" text:class-names="">'<text:s text:c="1"/></text:span><text:span text:style-name="a775" text:class-names="">in<text:s text:c="1"/></text:span><text:span text:style-name="a776" text:class-names="">data.columns</text:span><text:span text:style-name="a777" text:class-names="">:</text:span></text:p>
            <text:p text:style-name="a791" text:class-names="" text:cond-style-name=""><text:span text:style-name="a779" text:class-names=""><text:s text:c="4"/>#<text:s text:c="1"/></text:span><text:span text:style-name="a780" text:class-names="">提取总楼层数<text:s text:c="1"/></text:span><text:span text:style-name="a781" text:class-names="">-<text:s text:c="1"/></text:span><text:span text:style-name="a782" text:class-names="">匹配</text:span><text:span text:style-name="a783" text:class-names="">"</text:span><text:span text:style-name="a784" text:class-names="">共</text:span><text:span text:style-name="a785" text:class-names="">+</text:span><text:span text:style-name="a786" text:class-names="">数字</text:span><text:span text:style-name="a787" text:class-names="">+</text:span><text:span text:style-name="a788" text:class-names="">层</text:span><text:span text:style-name="a789" text:class-names="">"</text:span><text:span text:style-name="a790" text:class-names="">的模式</text:span></text:p>
            <text:p text:style-name="a810" text:class-names="" text:cond-style-name=""><text:span text:style-name="a792" text:class-names=""><text:s text:c="4"/></text:span><text:span text:style-name="a793" text:class-names="">data['</text:span><text:span text:style-name="a794" text:class-names="">总楼层</text:span><text:span text:style-name="a795" text:class-names="">'] =<text:s text:c="1"/></text:span><text:span text:style-name="a796" text:class-names="">data['</text:span><text:span text:style-name="a797" text:class-names="">所在楼层</text:span><text:span text:style-name="a798" text:class-names="">'].</text:span><text:span text:style-name="a799" text:class-names="">str.extract</text:span><text:span text:style-name="a800" text:class-names="">('</text:span><text:span text:style-name="a801" text:class-names="">共</text:span><text:span text:style-name="a802" text:class-names="">(\\</text:span><text:span text:style-name="a803" text:class-names="">d+)</text:span><text:span text:style-name="a804" text:class-names="">层</text:span><text:span text:style-name="a805" text:class-names="">').</text:span><text:span text:style-name="a806" text:class-names="">fillna</text:span><text:span text:style-name="a807" text:class-names="">(0).</text:span><text:span text:style-name="a808" text:class-names="">astype</text:span><text:span text:style-name="a809" text:class-names="">(int)</text:span></text:p>
            <text:p text:style-name="a812" text:class-names="" text:cond-style-name=""><text:span text:style-name="a811" text:class-names=""><text:s text:c="4"/></text:span></text:p>
            <text:p text:style-name="a815" text:class-names="" text:cond-style-name=""><text:span text:style-name="a813" text:class-names=""><text:s text:c="4"/>#<text:s text:c="1"/></text:span><text:span text:style-name="a814" text:class-names="">创建楼层类型标志</text:span></text:p>
            <text:p text:style-name="a829" text:class-names="" text:cond-style-name=""><text:span text:style-name="a816" text:class-names=""><text:s text:c="4"/></text:span><text:span text:style-name="a817" text:class-names="">data['</text:span><text:span text:style-name="a818" text:class-names="">是否高层</text:span><text:span text:style-name="a819" text:class-names="">'] =<text:s text:c="1"/></text:span><text:span text:style-name="a820" text:class-names="">data['</text:span><text:span text:style-name="a821" text:class-names="">所在楼层</text:span><text:span text:style-name="a822" text:class-names="">'].</text:span><text:span text:style-name="a823" text:class-names="">str.contains</text:span><text:span text:style-name="a824" text:class-names="">('</text:span><text:span text:style-name="a825" text:class-names="">高楼层</text:span><text:span text:style-name="a826" text:class-names="">').</text:span><text:span text:style-name="a827" text:class-names="">astype</text:span><text:span text:style-name="a828" text:class-names="">(int)</text:span></text:p>
            <text:p text:style-name="a842" text:class-names="" text:cond-style-name=""><text:span text:style-name="a830" text:class-names=""><text:s text:c="4"/>data['</text:span><text:span text:style-name="a831" text:class-names="">是否中层</text:span><text:span text:style-name="a832" text:class-names="">'] =<text:s text:c="1"/></text:span><text:span text:style-name="a833" text:class-names="">data['</text:span><text:span text:style-name="a834" text:class-names="">所在楼层</text:span><text:span text:style-name="a835" text:class-names="">'].</text:span><text:span text:style-name="a836" text:class-names="">str.contains</text:span><text:span text:style-name="a837" text:class-names="">('</text:span><text:span text:style-name="a838" text:class-names="">中楼层</text:span><text:span text:style-name="a839" text:class-names="">').</text:span><text:span text:style-name="a840" text:class-names="">astype</text:span><text:span text:style-name="a841" text:class-names="">(int)</text:span></text:p>
            <text:p text:style-name="a855" text:class-names="" text:cond-style-name=""><text:span text:style-name="a843" text:class-names=""><text:s text:c="4"/>data['</text:span><text:span text:style-name="a844" text:class-names="">是否低层</text:span><text:span text:style-name="a845" text:class-names="">'] =<text:s text:c="1"/></text:span><text:span text:style-name="a846" text:class-names="">data['</text:span><text:span text:style-name="a847" text:class-names="">所在楼层</text:span><text:span text:style-name="a848" text:class-names="">'].</text:span><text:span text:style-name="a849" text:class-names="">str.contains</text:span><text:span text:style-name="a850" text:class-names="">('</text:span><text:span text:style-name="a851" text:class-names="">低楼层</text:span><text:span text:style-name="a852" text:class-names="">').</text:span><text:span text:style-name="a853" text:class-names="">astype</text:span><text:span text:style-name="a854" text:class-names="">(int)</text:span></text:p>
            <text:p text:style-name="a857" text:class-names="" text:cond-style-name=""><text:span text:style-name="a856" text:class-names=""/></text:p>
          </draw:text-box>
          <svg:title/>
          <svg:desc/>
        </draw:frame>
        <draw:custom-shape svg:x="6.85185in" svg:y="2.81355in" svg:width="5.02113in" svg:height="4.79884in" draw:id="id75" draw:style-name="a942" draw:name="Rectangle 2">
          <svg:title/>
          <svg:desc/>
          <text:p text:style-name="a861" text:class-names="" text:cond-style-name=""><text:span text:style-name="a859" text:class-names="">技术细节</text:span><text:span text:style-name="a860" text:class-names=""/></text:p>
          <text:list text:style-name="a865">
            <text:list-item>
              <text:p text:style-name="a864" text:class-names="" text:cond-style-name=""><text:span text:style-name="a862" text:class-names="">总楼层提取</text:span><text:span text:style-name="a863" text:class-names="">：</text:span></text:p>
            </text:list-item>
          </text:list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66" text:class-names="">共(\\d+)层 匹配"共"</text:span><text:span text:style-name="a867" text:class-names="">开头</text:span><text:span text:style-name="a868" text:class-names="">，"</text:span><text:span text:style-name="a869" text:class-names="">层"结尾，中间是数字</text:span><text:span text:style-name="a870" text:class-names=""/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p text:style-name="a874" text:class-names="" text:cond-style-name=""><text:span text:style-name="a873" text:class-names="">例如："共6层" → 提取"6"</text:span></text:p>
                </text:list-item>
              </text:list>
            </text:list-item>
          </text:list>
          <text:list text:style-name="a879">
            <text:list-item>
              <text:p text:style-name="a878" text:class-names="" text:cond-style-name=""><text:span text:style-name="a876" text:class-names="">楼层类型标志</text:span><text:span text:style-name="a877" text:class-names="">：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0" text:class-names="">str.contains</text:span><text:span text:style-name="a881" text:class-names="">() </text:span><text:span text:style-name="a882" text:class-names="">检查是否包含特定字符串</text:span><text:span text:style-name="a883" text:class-names=""/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p text:style-name="a888" text:class-names="" text:cond-style-name=""><text:span text:style-name="a886" text:class-names="">转换为二进制特征</text:span><text:span text:style-name="a887" text:class-names="">(1表示是，0表示否)</text:span></text:p>
                </text:list-item>
              </text:list>
            </text:list-item>
          </text:list>
          <text:list text:style-name="a893">
            <text:list-item>
              <text:p text:style-name="a892" text:class-names="" text:cond-style-name=""><text:span text:style-name="a890" text:class-names="">特殊处理</text:span><text:span text:style-name="a891" text:class-names="">：</text:span></text:p>
            </text:list-item>
          </text:list>
          <text:list text:style-name="a898">
            <text:list-item>
              <text:list text:style-name="a898">
                <text:list-item>
                  <text:p text:style-name="a897" text:class-names="" text:cond-style-name=""><text:span text:style-name="a894" text:class-names="">填充缺失值为0(</text:span><text:span text:style-name="a895" text:class-names="">当无法提取楼层信息时</text:span><text:span text:style-name="a896" text:class-names="">)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p text:style-name="a901" text:class-names="" text:cond-style-name=""><text:span text:style-name="a899" text:class-names="">确保所有列转换为整数类型</text:span><text:span text:style-name="a900" text:class-names=""/></text:p>
                </text:list-item>
              </text:list>
            </text:list-item>
          </text:list>
          <text:p text:style-name="a905" text:class-names="" text:cond-style-name=""><text:span text:style-name="a903" text:class-names="">业务意义</text:span><text:span text:style-name="a904" text:class-names=""/></text:p>
          <text:list text:style-name="a909">
            <text:list-item>
              <text:p text:style-name="a908" text:class-names="" text:cond-style-name=""><text:span text:style-name="a906" text:class-names="">总楼层</text:span><text:span text:style-name="a907" text:class-names="">：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0" text:class-names="">反映建筑规模</text:span><text:span text:style-name="a911" text:class-names="">(</text:span><text:span text:style-name="a912" text:class-names="">高层建筑通常价格特征不同</text:span><text:span text:style-name="a913" text:class-names="">)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6" text:class-names="">是计算楼层相对位置的基础</text:span><text:span text:style-name="a917" text:class-names=""/></text:p>
                </text:list-item>
              </text:list>
            </text:list-item>
          </text:list>
          <text:list text:style-name="a923">
            <text:list-item>
              <text:p text:style-name="a922" text:class-names="" text:cond-style-name=""><text:span text:style-name="a920" text:class-names="">楼层类型</text:span><text:span text:style-name="a921" text:class-names="">：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4" text:class-names="">低层：可能噪音大但便于逃生</text:span><text:span text:style-name="a925" text:class-names=""/></text:p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8" text:class-names="">中层：通常最受欢迎</text:span><text:span text:style-name="a929" text:class-names=""/></text:p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p text:style-name="a934" text:class-names="" text:cond-style-name=""><text:span text:style-name="a932" text:class-names="">高层：视野好但可能有电梯依赖</text:span><text:span text:style-name="a933" text:class-names=""/></text:p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6" text:class-names="">这些因素都会影响房价</text:span><text:span text:style-name="a937" text:class-names=""/></text:p>
                </text:list-item>
              </text:list>
            </text:list-item>
          </text:list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熙媛 胡</meta:initial-creator>
    <dc:creator>熙媛 胡</dc:creator>
    <meta:creation-date>2025-04-03T09:10:26Z</meta:creation-date>
    <dc:date>2025-04-03T09:40:30Z</dc:date>
    <meta:editing-cycles>1</meta:editing-cycles>
    <meta:editing-duration>PT1804S</meta:editing-duration>
    <meta:document-statistic meta:paragraph-count="86" meta:word-count="1050"/>
  </office:meta>
</office:document-meta>
</file>